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f16" officeooo:paragraph-rsid="001d2f16"/>
    </style:style>
    <style:style style:name="P2" style:family="paragraph" style:parent-style-name="Standard">
      <style:paragraph-properties fo:text-align="center" style:justify-single-word="false"/>
      <style:text-properties officeooo:rsid="001d2f16" officeooo:paragraph-rsid="001d2f16"/>
    </style:style>
    <style:style style:name="P3" style:family="paragraph" style:parent-style-name="Standard">
      <style:text-properties officeooo:paragraph-rsid="001d2f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UNCIADO: Gabriel Alejandro Pérez Pereira</text:p>
      <text:p text:style-name="P3"/>
      <text:p text:style-name="P1">Crea un XML con validación de la Champions League. Este torneo se constituye de más de un grupo. Cada grupo tendrá como atributo la letra que represente a su grupo (de la "A" a la "H"). Dentro de estos grupos se debe indicar los equipos de fútbol que los conforman. Por cada equipo, se colocará su país de procedencia y cantidad de Champions ganadas empleando atributos.<text:line-break/><text:line-break/>Adicionalmente, añade estilo en donde el fondo sea de color gris y los grupos esten en una tabla centrada en toda la pagina. Esta tabla debe tener borde azul, fondo blanco y la información con letras azules (exceptuando el título de cada grupo que debe ser fondo azul y letras blancas, además de que las letras del título deben ser más grande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45:56.942828747</meta:creation-date>
    <dc:date>2022-10-10T12:47:12.285150715</dc:date>
    <meta:editing-duration>PT1M15S</meta:editing-duration>
    <meta:editing-cycles>1</meta:editing-cycles>
    <meta:document-statistic meta:table-count="0" meta:image-count="0" meta:object-count="0" meta:page-count="1" meta:paragraph-count="2" meta:word-count="133" meta:character-count="759" meta:non-whitespace-character-count="627"/>
    <meta:generator>LibreOffice/7.3.6.2$Linux_X86_64 LibreOffice_project/30$Build-2</meta:generator>
  </office:meta>
</office:document-meta>
</file>